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Mangal" svg:font-family="Mang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ciPaper_5f_top_7e_LT_7e_Notizen">
      <style:paragraph-properties fo:text-align="start" style:justify-single-word="fals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4" style:family="paragraph" style:parent-style-name="SciPaper_5f_top_7e_LT_7e_Notizen">
      <style:paragraph-properties fo:text-align="start" style:justify-single-word="false"/>
      <style:text-properties style:use-window-font-color="true" style:text-outline="false" style:text-line-through-style="none" style:font-name="Mangal" fo:font-size="11pt" fo:font-style="normal" fo:text-shadow="none" style:text-underline-style="none" fo:font-weight="normal" style:letter-kerning="true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ciPaper_5f_top_7e_LT_7e_Notizen">
      <style:paragraph-properties fo:text-align="start" style:justify-single-word="false"/>
      <style:text-properties style:use-window-font-color="true" style:text-outline="false" style:text-line-through-style="none" style:font-name="Mangal" fo:font-size="11pt" fo:font-style="italic" fo:text-shadow="none" style:text-underline-style="none" fo:font-weight="normal" style:letter-kerning="true" style:font-name-asian="Mangal" style:font-size-asian="11pt" style:font-style-asian="italic" style:font-weight-asian="normal" style:font-name-complex="Mangal" style:font-size-complex="11pt" style:font-style-complex="italic" style:font-weight-complex="normal" style:text-emphasize="none" style:text-overline-style="none" style:text-overline-color="font-color"/>
    </style:style>
    <style:style style:name="P6" style:family="paragraph" style:parent-style-name="SciPaper_5f_top_7e_LT_7e_Notizen">
      <style:paragraph-properties fo:text-align="start" style:justify-single-word="fals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letter-kerning="true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ciPaper_5f_top_7e_LT_7e_Notizen">
      <style:paragraph-properties fo:margin-left="0.2362in" fo:margin-right="0in" fo:text-align="start" style:justify-single-word="false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ciPaper_5f_top_7e_LT_7e_Notizen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SciPaper_5f_top_7e_LT_7e_Notizen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letter-kerning="true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ciPaper_5f_top_7e_LT_7e_Notizen">
      <style:paragraph-properties fo:margin-left="0.2362in" fo:margin-right="0in" fo:text-align="start" style:justify-single-word="false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11pt" fo:font-style="normal" fo:text-shadow="none" style:text-underline-style="none" fo:font-weight="normal" style:letter-kerning="true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11" style:family="paragraph" style:parent-style-name="SciPaper_5f_top_7e_LT_7e_Notizen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11pt" fo:font-style="normal" fo:text-shadow="none" style:text-underline-style="none" fo:font-weight="normal" style:letter-kerning="true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12" style:family="paragraph" style:parent-style-name="SciPaper_5f_top_7e_LT_7e_Notizen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11pt" fo:font-style="normal" fo:text-shadow="none" style:text-underline-style="none" fo:font-weight="bold" style:letter-kerning="true" style:font-name-asian="Mangal" style:font-size-asian="11pt" style:font-style-asian="normal" style:font-weight-asian="bold" style:font-name-complex="Mangal" style:font-size-complex="11pt" style:font-style-complex="normal" style:font-weight-complex="bold" style:text-emphasize="none" style:text-overline-style="none" style:text-overline-color="font-color"/>
    </style:style>
    <style:style style:name="P13" style:family="paragraph" style:parent-style-name="SciPaper_5f_top_7e_LT_7e_Notizen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11pt" fo:font-style="italic" fo:text-shadow="none" style:text-underline-style="none" fo:font-weight="normal" style:letter-kerning="true" style:font-name-asian="Mangal" style:font-size-asian="11pt" style:font-style-asian="italic" style:font-weight-asian="normal" style:font-name-complex="Mangal" style:font-size-complex="11pt" style:font-style-complex="italic" style:font-weight-complex="normal" style:text-emphasize="none" style:text-overline-style="none" style:text-overline-color="font-color"/>
    </style:style>
    <style:style style:name="P14" style:family="paragraph" style:parent-style-name="SciPaper_5f_top_7e_LT_7e_Notizen">
      <style:paragraph-properties fo:margin-left="0.2362in" fo:margin-right="0in" fo:text-align="start" style:justify-single-word="false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ciPaper_5f_top_7e_LT_7e_Notizen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16" style:family="paragraph" style:parent-style-name="SciPaper_5f_top_7e_LT_7e_Notizen">
      <style:paragraph-properties fo:margin-left="0.2362in" fo:margin-right="0in" fo:text-indent="-0.2362in" style:auto-text-indent="false" style:text-autospace="none">
        <style:tab-stops/>
      </style:paragraph-properties>
      <style:text-properties style:use-window-font-color="true" style:text-outline="false" style:text-line-through-style="none" style:font-name="Mangal" fo:font-size="10pt" fo:font-style="italic" fo:text-shadow="none" style:text-underline-style="none" fo:font-weight="normal" style:letter-kerning="true" style:font-name-asian="Mangal" style:font-size-asian="10pt" style:font-style-asian="italic" style:font-weight-asian="normal" style:font-name-complex="Mangal" style:font-size-complex="10pt" style:font-style-complex="italic" style:font-weight-complex="normal" style:text-emphasize="none" style:text-overline-style="none" style:text-overline-color="font-color"/>
    </style:style>
    <style:style style:name="P17" style:family="paragraph" style:parent-style-name="SciPaper_5f_top_7e_LT_7e_Notizen">
      <style:paragraph-properties fo:margin-left="0.2362in" fo:margin-right="0in" fo:text-indent="-0.2362in" style:auto-text-indent="false" style:text-autospace="none">
        <style:tab-stops/>
      </style:paragraph-properties>
      <style:text-properties fo:color="#000000" style:text-outline="false" style:text-line-through-style="none" style:font-name="Times New Roman" fo:font-size="11pt" fo:font-style="normal" fo:text-shadow="none" style:text-underline-style="none" fo:font-weight="normal" style:letter-kerning="true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18" style:family="paragraph" style:parent-style-name="SciPaper_5f_top_7e_LT_7e_Notizen">
      <style:paragraph-properties fo:margin-left="0.2362in" fo:margin-right="0in" fo:text-indent="-0.2362in" style:auto-text-indent="false" style:text-autospace="none">
        <style:tab-stops/>
      </style:paragraph-properties>
      <style:text-properties fo:color="#000000" style:text-outline="false" style:text-line-through-style="none" style:font-name="Times New Roman" fo:font-size="11pt" fo:font-style="normal" fo:text-shadow="none" style:text-underline-style="none" fo:font-weight="bold" style:letter-kerning="true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9" style:family="paragraph" style:parent-style-name="SciPaper_5f_top_7e_LT_7e_Notizen">
      <style:paragraph-properties fo:margin-left="0.2362in" fo:margin-right="0in" fo:text-indent="-0.2362in" style:auto-text-indent="false" style:text-autospace="none">
        <style:tab-stops/>
      </style:paragraph-properties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ciPaper_5f_top_7e_LT_7e_Notizen">
      <style:paragraph-properties fo:margin-left="0in" fo:margin-right="0.0957in" fo:text-indent="0in" style:auto-text-indent="false" style:text-autospace="none"/>
      <style:text-properties style:use-window-font-color="true" style:text-outline="false" style:text-line-through-style="none" style:font-name="Mangal" fo:font-size="11pt" fo:font-style="normal" fo:text-shadow="none" style:text-underline-style="none" fo:font-weight="normal" style:letter-kerning="true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21" style:family="paragraph" style:parent-style-name="SciPaper_5f_top_7e_LT_7e_Notizen" style:master-page-name="First_20_Page">
      <style:paragraph-properties fo:text-align="start" style:justify-single-word="false" style:page-number="auto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22" style:family="paragraph" style:parent-style-name="SciPaper_5f_top_7e_LT_7e_Notizen">
      <style:paragraph-properties fo:margin-left="0in" fo:margin-right="0in" fo:text-align="start" style:justify-single-word="false" fo:text-indent="0in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size="11pt" style:font-name-asian="Arial" style:font-size-asian="11pt" style:font-name-complex="Arial" style:font-size-complex="11pt"/>
    </style:style>
    <style:style style:name="T4" style:family="text"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2"/>
      <text:p text:style-name="P22">However, when a majority of a country's population is monitored most of, or all the time, and their</text:p>
      <text:p text:style-name="P10">communications stored and indexed, can this information really be used to aid law</text:p>
      <text:p text:style-name="P10">enforcement when those who these laws are meant to stop can easily avoid them by</text:p>
      <text:p text:style-name="P10">utilizing transfer protocols based on cryptographic algorithms to secure</text:p>
      <text:p text:style-name="P10">communication end-to-end? And do such protocols actually pose a problem for law</text:p>
      <text:p text:style-name="P10">enforcement?</text:p>
      <text:p text:style-name="P2"/>
      <text:p text:style-name="P1">Origin of the Cypherpunks term and culture</text:p>
      <text:p text:style-name="P3">Until the beginning of the 70s encryption was almost only used by for military purposes, however,</text:p>
      <text:p text:style-name="P4">by the end of the decade two publications in particular brought encryption to the</text:p>
      <text:p text:style-name="P4">public eye. These were <text:span text:style-name="T1">DES (Data Encryption Standard) </text:span>and the <text:span text:style-name="T1">Diffie-Hellman key</text:span></text:p>
      <text:p text:style-name="P5">exchange. </text:p>
      <text:p text:style-name="P8"/>
      <text:p text:style-name="P8">This lead to an open discussion about cryptography and speculations such as if it could be used</text:p>
      <text:p text:style-name="P11">by criminals to giver their tracks, and thus if encryption should be limited, or</text:p>
      <text:p text:style-name="P11">encouraged in order to protect privacy. </text:p>
      <text:p text:style-name="P8"/>
      <text:p text:style-name="P11"><text:span text:style-name="T2">These discussions sparked an online group referred to as </text:span><text:span text:style-name="T1">cypherpunks, </text:span>consisting of people </text:p>
      <text:p text:style-name="P11">interested in cryptography and the protection of privacy which by the end of the 80s </text:p>
      <text:p text:style-name="P11">had started to seem more like a movement than just an online group. Their main </text:p>
      <text:p text:style-name="P11">source of communication was originall the <text:span text:style-name="T1">cypherpunk mailing list </text:span>and its forks and </text:p>
      <text:p text:style-name="P11">successors.</text:p>
      <text:p text:style-name="P15"/>
      <text:p text:style-name="P11"><text:span text:style-name="T2">The cypherpunks were the origin of cryptoanarchism, and were the ones to come up with the </text:span>word </text:p>
      <text:p text:style-name="P11">to begin with, and originally described it as a type of anarcho-capitalism, since they </text:p>
      <text:p text:style-name="P11">realized it would be possible to create a virtual currency to allow for trade and </text:p>
      <text:p text:style-name="P11">commerce by using cryptographic algorithms. </text:p>
      <text:p text:style-name="P11"/>
      <text:p text:style-name="P12">Cryptoanarchism and Cypherpunks</text:p>
      <text:p text:style-name="P8"/>
      <text:p text:style-name="P8">Crypto-anarchism, is thus more politically focused ideology, and a branch of anarchist philosophy</text:p>
      <text:p text:style-name="P11">that focuses on the use of technology to protect privacy, and gain autonomy from</text:p>
      <text:p text:style-name="P11">government and in some cases corporate actors in communication, trade and</text:p>
      <text:p text:style-name="P11">information security. Cryptoanarchists make use of cryptographic software to protect</text:p>
      <text:p text:style-name="P11">their privacy, and believe that cryptography is the key to protecting personal privacy </text:p>
      <text:p text:style-name="P11">and defending oneself from censorship, rather than political action.</text:p>
      <text:p text:style-name="P15"/>
      <text:p text:style-name="P11"><text:span text:style-name="T2">In many ways, cypherpunks are therefore closely related to cryptoanarchists, albeit not entirely </text:span>the</text:p>
      <text:p text:style-name="P11">same. As written in the <text:span text:style-name="T1">cypherpunks manifesto </text:span>by Eric Hughes in 1993: </text:p>
      <text:p text:style-name="P8"/>
      <text:p text:style-name="P15"><text:span text:style-name="T3">“</text:span><text:span text:style-name="T4">We the Cypherpunks are dedicated to building anonymous systems. We are defending our privacy with</text:span></text:p>
      <text:p text:style-name="P16">cryptography, with anonymous mail forwarding systems, with digital signatures, and with</text:p>
      <text:p text:style-name="P16">electronic money.</text:p>
      <text:p text:style-name="P15"><text:span text:style-name="T4">Cypherpunks write code. We know that someone has to write software to defend privacy, and since we can't </text:span><text:span text:style-name="T5">get</text:span></text:p>
      <text:p text:style-name="P16">privacy unless we all do, we're going to write it. We publish our code so that our fellow</text:p>
      <text:p text:style-name="P16">Cypherpunks may practice and play with it. Our code is free for all to use, worldwide. We don't</text:p>
      <text:p text:style-name="P16">much care if you don't approve of the software we write. We know that software can't be</text:p>
      <text:p text:style-name="P15"><text:span text:style-name="T5">destroyed and that a widely dispersed system can't be shut down.</text:span><text:span text:style-name="T6">”</text:span></text:p>
      <text:p text:style-name="P17"/>
      <text:p text:style-name="P17">While the main source of communication for the original cypherpunks movement is today almost dead (the</text:p>
      <text:p text:style-name="P17">cypherpunk mailinglist), there are other mailing lists that have taken over as successors – but more active</text:p>
      <text:p text:style-name="P17"><text:soft-page-break/>moments today are closely related to the cryptoanarchist philosophy (<text:span text:style-name="T1">Telecomix, is one such movement for</text:span></text:p>
      <text:p text:style-name="P17"><text:span text:style-name="T1">example</text:span>). </text:p>
      <text:p text:style-name="P17"/>
      <text:p text:style-name="P18">Privacy and Cryptography</text:p>
      <text:p text:style-name="P11"/>
      <text:p text:style-name="P6">Most cypherpunks argued that for freedom of expression to truly thrive, one must be allowed privacy. If you say</text:p>
      <text:p text:style-name="P6">something to somebody, and you want it to be heard only by that person, encryption is not only a useful tool but</text:p>
      <text:p text:style-name="P6">a required tool in today's electronic era. In past times this could be compared to whispering something to</text:p>
      <text:p text:style-name="P6">somebody, or sending letters with codewords, or similar acts – but with the technology of today, that could be</text:p>
      <text:p text:style-name="P6">compared to encryption.</text:p>
      <text:p text:style-name="P17">If you cannot express yourself without worrying about being heard by the wrong person, can you truly express</text:p>
      <text:p text:style-name="P17">yourself freely?</text:p>
      <text:p text:style-name="P15"/>
      <text:p text:style-name="P17">With data retention laws such as the Data Retention Directive in Europe, the proposed “<text:span text:style-name="T1">OzLog</text:span>” in Australia, or</text:p>
      <text:p text:style-name="P17">the proposed <text:span text:style-name="T1">SAFETY </text:span>law in the United States being proposed in different forms all over the world, one must</text:p>
      <text:p text:style-name="P17">ask how much privacy one is really entitled to. Another important question to ask may be if such approaches are</text:p>
      <text:p text:style-name="P17">useful in reality, without also prohibiting the anonymity and plausible deniability provided by the use of different</text:p>
      <text:p text:style-name="P17">kinds of encryption – because if a majority of the people is monitored most of the time, will it help stopping</text:p>
      <text:p text:style-name="P17">those who have something to hide, if they can easily hide? And if so – will these laws affect the average persons</text:p>
      <text:p text:style-name="P17">right to privacy more than they will actually aid in reaching the intended purpose of aiding law enforcement?</text:p>
      <text:p text:style-name="P17">What use is it to store information, if it cannot be read?</text:p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Mangal" svg:font-family="Mang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SciPaper_5f_top_7e_LT_7e_Notizen" style:display-name="SciPaper_top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6:16:34</meta:creation-date>
    <dc:date>2012-10-27T16:36:35</dc:date>
    <meta:editing-duration>PT18M4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60" meta:word-count="773" meta:character-count="4709" meta:non-whitespace-character-count="3983"/>
  </office:meta>
</office:document-meta>
</file>